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Ubuntu, Arial, sans-serif"/>
    <style:font-face style:name="Roboto1" svg:font-family="Roboto, sans-serif"/>
    <style:font-face style:name="var cr-dialog-font-family" svg:font-family="'var cr-dialog-font-family', inherit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officeooo:rsid="00190846" officeooo:paragraph-rsid="00190846"/>
    </style:style>
    <style:style style:name="P3" style:family="paragraph" style:parent-style-name="Standard">
      <style:text-properties fo:background-color="#81d41a"/>
    </style:style>
    <style:style style:name="P4" style:family="paragraph" style:parent-style-name="Text_20_body">
      <style:paragraph-properties fo:margin-left="0cm" fo:margin-right="0cm" fo:orphans="2" fo:widows="2" fo:text-indent="0cm" style:auto-text-indent="false" fo:padding="0cm" fo:border="none"/>
    </style:style>
    <style:style style:name="P5" style:family="paragraph" style:parent-style-name="Standard">
      <style:text-properties fo:color="#c9211e" loext:opacity="100%"/>
    </style:style>
    <style:style style:name="P6" style:family="paragraph" style:parent-style-name="Standard">
      <style:text-properties fo:background-color="#81d41a"/>
    </style:style>
    <style:style style:name="T1" style:family="text">
      <style:text-properties officeooo:rsid="001572c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222222" loext:opacity="100%" style:font-name="Liberation Serif" fo:font-size="12pt" fo:letter-spacing="normal" fo:font-style="normal" fo:font-weight="normal"/>
    </style:style>
    <style:style style:name="T4" style:family="text">
      <style:text-properties fo:font-variant="normal" fo:text-transform="none" fo:color="#222222" loext:opacity="100%" style:font-name="Liberation Serif" fo:font-size="12pt" fo:letter-spacing="normal" fo:font-style="normal" fo:font-weight="normal" fo:background-color="#ffff00" loext:char-shading-value="0"/>
    </style:style>
    <style:style style:name="T5" style:family="text">
      <style:text-properties fo:font-variant="normal" fo:text-transform="none" fo:color="#222222" loext:opacity="100%" style:font-name="Liberation Serif" fo:font-size="12pt" fo:letter-spacing="normal" fo:font-style="normal" fo:font-weight="bold"/>
    </style:style>
    <style:style style:name="T6" style:family="text">
      <style:text-properties fo:font-variant="normal" fo:text-transform="none" fo:color="#222222" loext:opacity="100%" style:font-name="Liberation Serif" fo:font-size="12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variant="normal" fo:text-transform="none" fo:color="#222222" loext:opacity="100%" style:font-name="Liberation Serif" fo:font-size="12pt" fo:letter-spacing="normal" fo:font-style="normal" style:text-underline-style="solid" style:text-underline-width="auto" style:text-underline-color="font-color" fo:font-weight="bold" style:font-weight-asian="bold" style:font-weight-complex="bold" loext:padding="0cm" loext:border="none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background-color="#ffff00" loext:char-shading-value="0"/>
    </style:style>
    <style:style style:name="T10" style:family="text">
      <style:text-properties fo:background-color="#81d41a" loext:char-shading-value="0"/>
    </style:style>
    <style:style style:name="T11" style:family="text">
      <style:text-properties fo:background-color="#81d41a" loext:char-shading-value="0"/>
    </style:style>
    <style:style style:name="T12" style:family="text">
      <style:text-properties officeooo:rsid="00233cf1"/>
    </style:style>
    <style:style style:name="T13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stepik.org/lesson/716118/step/1?auth=login&amp;unit=716910" text:style-name="Internet_20_link" text:visited-style-name="Visited_20_Internet_20_Link">5.3.</text:a><text:a xlink:type="simple" xlink:href="https://stepik.org/lesson/716118/step/1?auth=login&amp;unit=716910" text:style-name="Internet_20_link" text:visited-style-name="Visited_20_Internet_20_Link"><text:span text:style-name="T1">1</text:span></text:a><text:a xlink:type="simple" xlink:href="https://stepik.org/lesson/716118/step/1?auth=login&amp;unit=716910" text:style-name="Internet_20_link" text:visited-style-name="Visited_20_Internet_20_Link"> Опции и аргументы</text:a></text:p>
      <text:p text:style-name="P4"><text:span text:style-name="T3">Давайте найдем расширение, которое помогает определять координаты курсора. Кстати, оно поможет нам решить одну из задачек ;) Называется </text:span><text:span text:style-name="Strong_20_Emphasis"><text:span text:style-name="T5">Mouse Coordinates</text:span></text:span><text:span text:style-name="T3">, скачать его можно по </text:span><text:a xlink:type="simple" xlink:href="https://chrome.google.com/webstore/detail/mouse-coordinates/gkkmpbaijflcgbbdfjgihbgmpkhgpgof?hl=ru" office:target-frame-name="_blank" xlink:show="new" text:style-name="Internet_20_link" text:visited-style-name="Visited_20_Internet_20_Link"><text:span text:style-name="T7">ссылке</text:span></text:a><text:span text:style-name="T6">,</text:span><text:span text:style-name="T3"> установите его привычным способом.</text:span></text:p>
      <text:p text:style-name="P4"><text:span text:style-name="T3">Чтобы подготовить расширение для работы, нам необходимо его упаковать. Для этого запустим Chrome и перейдем в раздел расширений </text:span><text:span text:style-name="Strong_20_Emphasis"><text:span text:style-name="T5">chrome://extensions</text:span></text:span><text:span text:style-name="T3"> ("Меню" → "Настройки" → "Расширения") → далее отметим чекбокс (флажок) "Режим разработчика" →  "Упакованное расширение" (скриншот) укажем путь, куда необходимо сохранить расширение. → "ОК".</text:span></text:p>
      <text:p text:style-name="Standard"><text:span text:style-name="T8">Или в адресной строке браузера напишите chrome://version/ и отыщите путь к расширению там. </text:span>/opt/google/chrome/default_apps</text:p>
      <text:p text:style-name="Standard"/>
      <text:p text:style-name="P2"><text:span text:style-name="T9">Z Linux адрес google chrome </text:span><text:span text:style-name="Strong_20_Emphasis"><text:span text:style-name="T4">Extensions</text:span></text:span></text:p>
      <text:p text:style-name="P3">/home/oleg/.config/google-chrome/Default/Extensions/<text:span text:style-name="T2">gkkmpbaijflcgbbdfjgihbgmpkhgpgof</text:span></text:p>
      <text:p text:style-name="Standard">/home/oleg/.config/google-chrome/Default/Extensions/gkkmpbaijflcgbbdfjgihbgmpkhgpgof/0.2_0</text:p>
      <text:p text:style-name="Standard"/>
      <text:p text:style-name="Standard">Сергей Ларионов 5 месяцев назад</text:p>
      <text:p text:style-name="Standard">Как я создавал упакованное расширение в ОС Linux Fedora 37:</text:p>
      <text:p text:style-name="Standard"/>
      <text:p text:style-name="Standard">1. Установил расширение из магазина. Никаких танцев с бубном (как в винде) не понадобилось абсолютно. </text:p>
      <text:p text:style-name="Standard">2. Нашёл, куда оно было установлено так:</text:p>
      <text:p text:style-name="Standard"><text:s text:c="4"/>2.1. Перешёл в каталог /home/Пользователь/.config/google-chrome/Default/Extensions</text:p>
      <text:p text:style-name="Standard"><text:s text:c="4"/>2.2. Там какие-то дурацкие имена каталогов. Заходил в каждый каталог и нашёл нужное расширение просто</text:p>
      <text:p text:style-name="Standard"><text:s text:c="12"/>переходя в каталог (соответствующей версии расширения img) <text:s/>с иконками и просматривая их.</text:p>
      <text:p text:style-name="Standard">3. Когда нашёл каталог расширения, зашёл в браузере в режим управления расширениями и выбрал нужное.</text:p>
      <text:p text:style-name="Standard">4. Включил режим разработчика</text:p>
      <text:p text:style-name="Standard">5. <text:span text:style-name="T11">Сказал "Упаковать" и указал каталог расширения.</text:span></text:p>
      <text:p text:style-name="P5">Ошибка в упакованном расширении</text:p>
      <text:p text:style-name="P5">Файл манифеста отсутствует или недоступен для чтения</text:p>
      <text:p text:style-name="P6">Упаковать расширение</text:p>
      <text:p text:style-name="Standard">Созданы следующие файлы:</text:p>
      <text:p text:style-name="Standard"/>
      <text:p text:style-name="Standard">Расширение: /home/oleg/.config/google-chrome/Default/Extensions/gkkmpbaijflcgbbdfjgihbgmpkhgpgof/0.2_0.crx</text:p>
      <text:p text:style-name="Standard">Файл ключей: /home/oleg/.config/google-chrome/Default/Extensions/gkkmpbaijflcgbbdfjgihbgmpkhgpgof/0.2_0.pem</text:p>
      <text:p text:style-name="Standard"/>
      <text:p text:style-name="Standard">Храните файл ключей в надежном месте. Он потребуется для создания новых версий расширени<text:span text:style-name="T12">я</text:span></text:p>
      <text:p text:style-name="Standard"/>
      <text:p text:style-name="Standard">6. <text:span text:style-name="T11">После упаковки выскочило окошко, в котором прописан путь к созданному архиву и приватному ключу.</text:span></text:p>
      <text:p text:style-name="Standard">7. <text:span text:style-name="T11">Перенёс упакованное расширение в каталог проекта</text:span></text:p>
      <text:p text:style-name="P6">mouse_coordinates/</text:p>
      <text:p text:style-name="P6"><text:soft-page-break/>0.2_0.crx</text:p>
      <text:p text:style-name="P6">0.2_0.<text:span text:style-name="T12">pem</text:span></text:p>
      <text:p text:style-name="Standard">8. mv 1.4.1_0.crx coordinates.crx</text:p>
      <text:p text:style-name="Standard">9. python test.py - Всё заработало !!!!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Ubuntu, Arial, sans-serif"/>
    <style:font-face style:name="Roboto1" svg:font-family="Roboto, sans-serif"/>
    <style:font-face style:name="var cr-dialog-font-family" svg:font-family="'var cr-dialog-font-family', 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5T14:57:17.831505523</meta:creation-date>
    <dc:date>2023-05-26T18:09:21.038262911</dc:date>
    <meta:editing-duration>PT6H4M54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31" meta:word-count="263" meta:character-count="2302" meta:non-whitespace-character-count="2047"/>
  </office:meta>
</office:document-meta>
</file>